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7.41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36.02mm"/>
    </style:style>
    <style:style style:name="co8" style:family="table-column">
      <style:table-column-properties fo:break-before="auto" style:column-width="36.21mm"/>
    </style:style>
    <style:style style:name="co9" style:family="table-column">
      <style:table-column-properties fo:break-before="auto" style:column-width="27.76mm"/>
    </style:style>
    <style:style style:name="co10" style:family="table-column">
      <style:table-column-properties fo:break-before="auto" style:column-width="26.9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5" style:family="table-cell" style:parent-style-name="Default" style:data-style-name="N111">
      <style:table-cell-properties fo:background-color="#ffffd7"/>
    </style:style>
    <style:style style:name="ce6" style:family="table-cell" style:parent-style-name="Default">
      <style:table-cell-properties fo:background-color="#ffffd7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 style:data-style-name="N0"/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5.9mm" svg:y="204.56mm">
            <draw:object draw:notify-on-update-of-ranges="Sheet1.A22:Sheet1.A22 Sheet1.A23:Sheet1.A43 Sheet1.B22:Sheet1.B22 Sheet1.B23:Sheet1.B43 Sheet1.C22:Sheet1.C22 Sheet1.C23:Sheet1.C43 Sheet1.D22:Sheet1.D22 Sheet1.D23:Sheet1.D43 Sheet1.E22:Sheet1.E22 Sheet1.E23:Sheet1.E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SecuritySoft</text:p>
          </table:table-cell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3" office:value-type="string" calcext:value-type="string">
            <text:p>COSTI</text:p>
          </table:table-cell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4" office:value-type="string" calcext:value-type="string">
            <text:p>Costi fissi</text:p>
          </table:table-cell>
          <table:table-cell table:style-name="ce4" office:value-type="string" calcext:value-type="string">
            <text:p>Prezzo medio</text:p>
          </table:table-cell>
          <table:table-cell table:style-name="ce4" office:value-type="string" calcext:value-type="string">
            <text:p>Costi variabili</text:p>
          </table:table-cell>
          <table:table-cell table:style-name="ce4" office:value-type="string" calcext:value-type="string">
            <text:p>Margine di contribuzione</text:p>
          </table:table-cell>
          <table:table-cell table:style-name="ce4" office:value-type="string" calcext:value-type="string">
            <text:p>Unità Break-even</text:p>
          </table:table-cell>
          <table:table-cell table:style-name="ce4" office:value-type="string" calcext:value-type="string">
            <text:p>Stipendio medio</text:p>
          </table:table-cell>
          <table:table-cell table:number-columns-repeated="4"/>
        </table:table-row>
        <table:table-row table:style-name="ro2">
          <table:table-cell table:style-name="ce5" table:formula="of:=[.B17]" office:value-type="currency" office:currency="EUR" office:value="7700" calcext:value-type="currency">
            <text:p>€ 7,700.00</text:p>
          </table:table-cell>
          <table:table-cell table:style-name="ce5" office:value-type="currency" office:currency="EUR" office:value="60" calcext:value-type="currency">
            <text:p>€ 60.00</text:p>
          </table:table-cell>
          <table:table-cell table:style-name="ce5" table:formula="of:=[.E16]" office:value-type="currency" office:currency="EUR" office:value="17" calcext:value-type="currency">
            <text:p>€ 17.00</text:p>
          </table:table-cell>
          <table:table-cell table:style-name="ce5" table:formula="of:=[.B5]-[.C5]" office:value-type="currency" office:currency="EUR" office:value="43" calcext:value-type="currency">
            <text:p>€ 43.00</text:p>
          </table:table-cell>
          <table:table-cell table:style-name="ce5" table:formula="of:=[.A5]/[.D5]" office:value-type="currency" office:currency="EUR" office:value="179.06976744186" calcext:value-type="currency">
            <text:p>€ 179.07</text:p>
          </table:table-cell>
          <table:table-cell table:style-name="ce5" table:formula="of:=1500" office:value-type="currency" office:currency="EUR" office:value="1500" calcext:value-type="currency">
            <text:p>€ 1,500.00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4" office:value-type="string" calcext:value-type="string">
            <text:p>Fissi</text:p>
          </table:table-cell>
          <table:table-cell table:style-name="ce7" office:value-type="string" calcext:value-type="string">
            <text:p>Importo</text:p>
          </table:table-cell>
          <table:table-cell table:style-name="Default"/>
          <table:table-cell table:style-name="ce4" office:value-type="string" calcext:value-type="string">
            <text:p>Variabili</text:p>
          </table:table-cell>
          <table:table-cell table:style-name="ce7" office:value-type="string" calcext:value-type="string">
            <text:p>Importo per unità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ffitto ufficio</text:p>
          </table:table-cell>
          <table:table-cell office:value-type="float" office:value="700" calcext:value-type="float">
            <text:p>700</text:p>
          </table:table-cell>
          <table:table-cell table:style-name="Default"/>
          <table:table-cell table:style-name="Default" office:value-type="string" calcext:value-type="string">
            <text:p>Imballaggio</text:p>
          </table:table-cell>
          <table:table-cell table:style-name="ce8" office:value-type="float" office:value="0.5" calcext:value-type="float">
            <text:p>0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llette</text:p>
          </table:table-cell>
          <table:table-cell office:value-type="float" office:value="350" calcext:value-type="float">
            <text:p>350</text:p>
          </table:table-cell>
          <table:table-cell table:style-name="Default"/>
          <table:table-cell table:style-name="Default" office:value-type="string" calcext:value-type="string">
            <text:p>Hardware router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mercialista</text:p>
          </table:table-cell>
          <table:table-cell office:value-type="float" office:value="200" calcext:value-type="float">
            <text:p>200</text:p>
          </table:table-cell>
          <table:table-cell table:style-name="Default"/>
          <table:table-cell table:style-name="Default" office:value-type="string" calcext:value-type="string">
            <text:p>Costi trasporto</text:p>
          </table:table-cell>
          <table:table-cell table:style-name="ce8" office:value-type="float" office:value="1.5" calcext:value-type="float">
            <text:p>1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ssicurazione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Logistica (magazzino esterno)</text:p>
          </table:table-cell>
          <table:table-cell office:value-type="float" office:value="450" calcext:value-type="float">
            <text:p>450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Stipendi (x9)</text:p>
          </table:table-cell>
          <table:table-cell table:formula="of:=[.F5]*9" office:value-type="float" office:value="13500" calcext:value-type="float">
            <text:p>13500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office:value-type="string" calcext:value-type="string">
            <text:p>Prezzo minimo</text:p>
          </table:table-cell>
          <table:table-cell office:value-type="string" calcext:value-type="string">
            <text:p>Prezzo fiscale (165%)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Totale</text:p>
          </table:table-cell>
          <table:table-cell table:style-name="ce5" table:formula="of:=SUM([.B8:.B14])" office:value-type="currency" office:currency="EUR" office:value="15400" calcext:value-type="currency">
            <text:p>€ 15,400.00</text:p>
          </table:table-cell>
          <table:table-cell table:style-name="ce9" table:number-columns-repeated="2"/>
          <table:table-cell table:style-name="ce5" table:formula="of:=SUM([.E8:.E14])" office:value-type="currency" office:currency="EUR" office:value="17" calcext:value-type="currency">
            <text:p>€ 17.00</text:p>
          </table:table-cell>
          <table:table-cell/>
          <table:table-cell table:style-name="ce10" table:formula="of:=[.E16]+[.H16]" office:value-type="currency" office:currency="EUR" office:value="45.05" calcext:value-type="currency">
            <text:p>€ 45.05</text:p>
          </table:table-cell>
          <table:table-cell table:style-name="ce10" table:formula="of:=[.E16]*1.65" office:value-type="currency" office:currency="EUR" office:value="28.05" calcext:value-type="currency">
            <text:p>€ 28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one costi con software</text:p>
          </table:table-cell>
          <table:table-cell table:style-name="ce5" table:formula="of:=[.B16]/2" office:value-type="currency" office:currency="EUR" office:value="7700" calcext:value-type="currency">
            <text:p>€ 7,700.00</text:p>
          </table:table-cell>
          <table:table-cell table:style-name="Default" table:number-columns-repeated="3"/>
          <table:table-cell table:number-columns-repeated="5"/>
        </table:table-row>
        <table:table-row table:style-name="ro2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4" office:value-type="string" calcext:value-type="string">
            <text:p>Quantità di prodotti</text:p>
          </table:table-cell>
          <table:table-cell table:style-name="ce4" office:value-type="string" calcext:value-type="string">
            <text:p>Prezzi fissi</text:p>
          </table:table-cell>
          <table:table-cell table:style-name="ce4" office:value-type="string" calcext:value-type="string">
            <text:p>Prezzi variabili</text:p>
          </table:table-cell>
          <table:table-cell table:style-name="ce4" office:value-type="string" calcext:value-type="string">
            <text:p>Totale</text:p>
          </table:table-cell>
          <table:table-cell table:style-name="ce4" office:value-type="string" calcext:value-type="string">
            <text:p>Guadagno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$A$5]" office:value-type="float" office:value="7700" calcext:value-type="float">
            <text:p>7700</text:p>
          </table:table-cell>
          <table:table-cell table:formula="of:=[.$C$5]*[.A23]" office:value-type="float" office:value="0" calcext:value-type="float">
            <text:p>0</text:p>
          </table:table-cell>
          <table:table-cell table:formula="of:=[.B23]+[.C23]" office:value-type="currency" office:currency="EUR" office:value="7700" calcext:value-type="currency">
            <text:p>€ 7,700.00</text:p>
          </table:table-cell>
          <table:table-cell table:formula="of:=[.$B$5]*[.A23]" office:value-type="currency" office:currency="EUR" office:value="0" calcext:value-type="currency">
            <text:p>€ 0.0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$A$5]" office:value-type="float" office:value="7700" calcext:value-type="float">
            <text:p>7700</text:p>
          </table:table-cell>
          <table:table-cell table:formula="of:=[.$C$5]*[.A24]" office:value-type="float" office:value="170" calcext:value-type="float">
            <text:p>170</text:p>
          </table:table-cell>
          <table:table-cell table:formula="of:=[.B24]+[.C24]" office:value-type="currency" office:currency="EUR" office:value="7870" calcext:value-type="currency">
            <text:p>€ 7,870.00</text:p>
          </table:table-cell>
          <table:table-cell table:formula="of:=[.$B$5]*[.A24]" office:value-type="currency" office:currency="EUR" office:value="600" calcext:value-type="currency">
            <text:p>€ 600.00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$A$5]" office:value-type="float" office:value="7700" calcext:value-type="float">
            <text:p>7700</text:p>
          </table:table-cell>
          <table:table-cell table:formula="of:=[.$C$5]*[.A25]" office:value-type="float" office:value="340" calcext:value-type="float">
            <text:p>340</text:p>
          </table:table-cell>
          <table:table-cell table:formula="of:=[.B25]+[.C25]" office:value-type="currency" office:currency="EUR" office:value="8040" calcext:value-type="currency">
            <text:p>€ 8,040.00</text:p>
          </table:table-cell>
          <table:table-cell table:formula="of:=[.$B$5]*[.A25]" office:value-type="currency" office:currency="EUR" office:value="1200" calcext:value-type="currency">
            <text:p>€ 1,200.00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$A$5]" office:value-type="float" office:value="7700" calcext:value-type="float">
            <text:p>7700</text:p>
          </table:table-cell>
          <table:table-cell table:formula="of:=[.$C$5]*[.A26]" office:value-type="float" office:value="510" calcext:value-type="float">
            <text:p>510</text:p>
          </table:table-cell>
          <table:table-cell table:formula="of:=[.B26]+[.C26]" office:value-type="currency" office:currency="EUR" office:value="8210" calcext:value-type="currency">
            <text:p>€ 8,210.00</text:p>
          </table:table-cell>
          <table:table-cell table:formula="of:=[.$B$5]*[.A26]" office:value-type="currency" office:currency="EUR" office:value="1800" calcext:value-type="currency">
            <text:p>€ 1,800.00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$A$5]" office:value-type="float" office:value="7700" calcext:value-type="float">
            <text:p>7700</text:p>
          </table:table-cell>
          <table:table-cell table:formula="of:=[.$C$5]*[.A27]" office:value-type="float" office:value="680" calcext:value-type="float">
            <text:p>680</text:p>
          </table:table-cell>
          <table:table-cell table:formula="of:=[.B27]+[.C27]" office:value-type="currency" office:currency="EUR" office:value="8380" calcext:value-type="currency">
            <text:p>€ 8,380.00</text:p>
          </table:table-cell>
          <table:table-cell table:formula="of:=[.$B$5]*[.A27]" office:value-type="currency" office:currency="EUR" office:value="2400" calcext:value-type="currency">
            <text:p>€ 2,400.00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$A$5]" office:value-type="float" office:value="7700" calcext:value-type="float">
            <text:p>7700</text:p>
          </table:table-cell>
          <table:table-cell table:formula="of:=[.$C$5]*[.A28]" office:value-type="float" office:value="850" calcext:value-type="float">
            <text:p>850</text:p>
          </table:table-cell>
          <table:table-cell table:formula="of:=[.B28]+[.C28]" office:value-type="currency" office:currency="EUR" office:value="8550" calcext:value-type="currency">
            <text:p>€ 8,550.00</text:p>
          </table:table-cell>
          <table:table-cell table:formula="of:=[.$B$5]*[.A28]" office:value-type="currency" office:currency="EUR" office:value="3000" calcext:value-type="currency">
            <text:p>€ 3,000.00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$A$5]" office:value-type="float" office:value="7700" calcext:value-type="float">
            <text:p>7700</text:p>
          </table:table-cell>
          <table:table-cell table:formula="of:=[.$C$5]*[.A29]" office:value-type="float" office:value="1020" calcext:value-type="float">
            <text:p>1020</text:p>
          </table:table-cell>
          <table:table-cell table:formula="of:=[.B29]+[.C29]" office:value-type="currency" office:currency="EUR" office:value="8720" calcext:value-type="currency">
            <text:p>€ 8,720.00</text:p>
          </table:table-cell>
          <table:table-cell table:formula="of:=[.$B$5]*[.A29]" office:value-type="currency" office:currency="EUR" office:value="3600" calcext:value-type="currency">
            <text:p>€ 3,600.00</text:p>
          </table:table-cell>
          <table:table-cell table:number-columns-repeated="5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$A$5]" office:value-type="float" office:value="7700" calcext:value-type="float">
            <text:p>7700</text:p>
          </table:table-cell>
          <table:table-cell table:formula="of:=[.$C$5]*[.A30]" office:value-type="float" office:value="1190" calcext:value-type="float">
            <text:p>1190</text:p>
          </table:table-cell>
          <table:table-cell table:formula="of:=[.B30]+[.C30]" office:value-type="currency" office:currency="EUR" office:value="8890" calcext:value-type="currency">
            <text:p>€ 8,890.00</text:p>
          </table:table-cell>
          <table:table-cell table:formula="of:=[.$B$5]*[.A30]" office:value-type="currency" office:currency="EUR" office:value="4200" calcext:value-type="currency">
            <text:p>€ 4,200.00</text:p>
          </table:table-cell>
          <table:table-cell table:number-columns-repeated="5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.$A$5]" office:value-type="float" office:value="7700" calcext:value-type="float">
            <text:p>7700</text:p>
          </table:table-cell>
          <table:table-cell table:formula="of:=[.$C$5]*[.A31]" office:value-type="float" office:value="1360" calcext:value-type="float">
            <text:p>1360</text:p>
          </table:table-cell>
          <table:table-cell table:formula="of:=[.B31]+[.C31]" office:value-type="currency" office:currency="EUR" office:value="9060" calcext:value-type="currency">
            <text:p>€ 9,060.00</text:p>
          </table:table-cell>
          <table:table-cell table:formula="of:=[.$B$5]*[.A31]" office:value-type="currency" office:currency="EUR" office:value="4800" calcext:value-type="currency">
            <text:p>€ 4,800.00</text:p>
          </table:table-cell>
          <table:table-cell table:number-columns-repeated="5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.$A$5]" office:value-type="float" office:value="7700" calcext:value-type="float">
            <text:p>7700</text:p>
          </table:table-cell>
          <table:table-cell table:formula="of:=[.$C$5]*[.A32]" office:value-type="float" office:value="1530" calcext:value-type="float">
            <text:p>1530</text:p>
          </table:table-cell>
          <table:table-cell table:formula="of:=[.B32]+[.C32]" office:value-type="currency" office:currency="EUR" office:value="9230" calcext:value-type="currency">
            <text:p>€ 9,230.00</text:p>
          </table:table-cell>
          <table:table-cell table:formula="of:=[.$B$5]*[.A32]" office:value-type="currency" office:currency="EUR" office:value="5400" calcext:value-type="currency">
            <text:p>€ 5,400.00</text:p>
          </table:table-cell>
          <table:table-cell table:number-columns-repeated="5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$A$5]" office:value-type="float" office:value="7700" calcext:value-type="float">
            <text:p>7700</text:p>
          </table:table-cell>
          <table:table-cell table:formula="of:=[.$C$5]*[.A33]" office:value-type="float" office:value="1700" calcext:value-type="float">
            <text:p>1700</text:p>
          </table:table-cell>
          <table:table-cell table:formula="of:=[.B33]+[.C33]" office:value-type="currency" office:currency="EUR" office:value="9400" calcext:value-type="currency">
            <text:p>€ 9,400.00</text:p>
          </table:table-cell>
          <table:table-cell table:formula="of:=[.$B$5]*[.A33]" office:value-type="currency" office:currency="EUR" office:value="6000" calcext:value-type="currency">
            <text:p>€ 6,000.00</text:p>
          </table:table-cell>
          <table:table-cell table:number-columns-repeated="5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[.$A$5]" office:value-type="float" office:value="7700" calcext:value-type="float">
            <text:p>7700</text:p>
          </table:table-cell>
          <table:table-cell table:formula="of:=[.$C$5]*[.A34]" office:value-type="float" office:value="1870" calcext:value-type="float">
            <text:p>1870</text:p>
          </table:table-cell>
          <table:table-cell table:formula="of:=[.B34]+[.C34]" office:value-type="currency" office:currency="EUR" office:value="9570" calcext:value-type="currency">
            <text:p>€ 9,570.00</text:p>
          </table:table-cell>
          <table:table-cell table:formula="of:=[.$B$5]*[.A34]" office:value-type="currency" office:currency="EUR" office:value="6600" calcext:value-type="currency">
            <text:p>€ 6,600.00</text:p>
          </table:table-cell>
          <table:table-cell table:number-columns-repeated="5"/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[.$A$5]" office:value-type="float" office:value="7700" calcext:value-type="float">
            <text:p>7700</text:p>
          </table:table-cell>
          <table:table-cell table:formula="of:=[.$C$5]*[.A35]" office:value-type="float" office:value="2040" calcext:value-type="float">
            <text:p>2040</text:p>
          </table:table-cell>
          <table:table-cell table:formula="of:=[.B35]+[.C35]" office:value-type="currency" office:currency="EUR" office:value="9740" calcext:value-type="currency">
            <text:p>€ 9,740.00</text:p>
          </table:table-cell>
          <table:table-cell table:formula="of:=[.$B$5]*[.A35]" office:value-type="currency" office:currency="EUR" office:value="7200" calcext:value-type="currency">
            <text:p>€ 7,200.00</text:p>
          </table:table-cell>
          <table:table-cell table:number-columns-repeated="5"/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[.$A$5]" office:value-type="float" office:value="7700" calcext:value-type="float">
            <text:p>7700</text:p>
          </table:table-cell>
          <table:table-cell table:formula="of:=[.$C$5]*[.A36]" office:value-type="float" office:value="2210" calcext:value-type="float">
            <text:p>2210</text:p>
          </table:table-cell>
          <table:table-cell table:formula="of:=[.B36]+[.C36]" office:value-type="currency" office:currency="EUR" office:value="9910" calcext:value-type="currency">
            <text:p>€ 9,910.00</text:p>
          </table:table-cell>
          <table:table-cell table:formula="of:=[.$B$5]*[.A36]" office:value-type="currency" office:currency="EUR" office:value="7800" calcext:value-type="currency">
            <text:p>€ 7,800.00</text:p>
          </table:table-cell>
          <table:table-cell table:number-columns-repeated="5"/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[.$A$5]" office:value-type="float" office:value="7700" calcext:value-type="float">
            <text:p>7700</text:p>
          </table:table-cell>
          <table:table-cell table:formula="of:=[.$C$5]*[.A37]" office:value-type="float" office:value="2380" calcext:value-type="float">
            <text:p>2380</text:p>
          </table:table-cell>
          <table:table-cell table:formula="of:=[.B37]+[.C37]" office:value-type="currency" office:currency="EUR" office:value="10080" calcext:value-type="currency">
            <text:p>€ 10,080.00</text:p>
          </table:table-cell>
          <table:table-cell table:formula="of:=[.$B$5]*[.A37]" office:value-type="currency" office:currency="EUR" office:value="8400" calcext:value-type="currency">
            <text:p>€ 8,400.00</text:p>
          </table:table-cell>
          <table:table-cell table:number-columns-repeated="5"/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[.$A$5]" office:value-type="float" office:value="7700" calcext:value-type="float">
            <text:p>7700</text:p>
          </table:table-cell>
          <table:table-cell table:formula="of:=[.$C$5]*[.A38]" office:value-type="float" office:value="2550" calcext:value-type="float">
            <text:p>2550</text:p>
          </table:table-cell>
          <table:table-cell table:formula="of:=[.B38]+[.C38]" office:value-type="currency" office:currency="EUR" office:value="10250" calcext:value-type="currency">
            <text:p>€ 10,250.00</text:p>
          </table:table-cell>
          <table:table-cell table:formula="of:=[.$B$5]*[.A38]" office:value-type="currency" office:currency="EUR" office:value="9000" calcext:value-type="currency">
            <text:p>€ 9,000.00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[.$A$5]" office:value-type="float" office:value="7700" calcext:value-type="float">
            <text:p>7700</text:p>
          </table:table-cell>
          <table:table-cell table:formula="of:=[.$C$5]*[.A39]" office:value-type="float" office:value="2720" calcext:value-type="float">
            <text:p>2720</text:p>
          </table:table-cell>
          <table:table-cell table:formula="of:=[.B39]+[.C39]" office:value-type="currency" office:currency="EUR" office:value="10420" calcext:value-type="currency">
            <text:p>€ 10,420.00</text:p>
          </table:table-cell>
          <table:table-cell table:formula="of:=[.$B$5]*[.A39]" office:value-type="currency" office:currency="EUR" office:value="9600" calcext:value-type="currency">
            <text:p>€ 9,600.00</text:p>
          </table:table-cell>
          <table:table-cell table:number-columns-repeated="5"/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[.$A$5]" office:value-type="float" office:value="7700" calcext:value-type="float">
            <text:p>7700</text:p>
          </table:table-cell>
          <table:table-cell table:formula="of:=[.$C$5]*[.A40]" office:value-type="float" office:value="2890" calcext:value-type="float">
            <text:p>2890</text:p>
          </table:table-cell>
          <table:table-cell table:formula="of:=[.B40]+[.C40]" office:value-type="currency" office:currency="EUR" office:value="10590" calcext:value-type="currency">
            <text:p>€ 10,590.00</text:p>
          </table:table-cell>
          <table:table-cell table:formula="of:=[.$B$5]*[.A40]" office:value-type="currency" office:currency="EUR" office:value="10200" calcext:value-type="currency">
            <text:p>€ 10,200.00</text:p>
          </table:table-cell>
          <table:table-cell table:number-columns-repeated="5"/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[.$A$5]" office:value-type="float" office:value="7700" calcext:value-type="float">
            <text:p>7700</text:p>
          </table:table-cell>
          <table:table-cell table:formula="of:=[.$C$5]*[.A41]" office:value-type="float" office:value="3060" calcext:value-type="float">
            <text:p>3060</text:p>
          </table:table-cell>
          <table:table-cell table:formula="of:=[.B41]+[.C41]" office:value-type="currency" office:currency="EUR" office:value="10760" calcext:value-type="currency">
            <text:p>€ 10,760.00</text:p>
          </table:table-cell>
          <table:table-cell table:formula="of:=[.$B$5]*[.A41]" office:value-type="currency" office:currency="EUR" office:value="10800" calcext:value-type="currency">
            <text:p>€ 10,800.00</text:p>
          </table:table-cell>
          <table:table-cell table:number-columns-repeated="5"/>
        </table:table-row>
        <table:table-row table:style-name="ro2">
          <table:table-cell office:value-type="float" office:value="190" calcext:value-type="float">
            <text:p>190</text:p>
          </table:table-cell>
          <table:table-cell table:formula="of:=[.$A$5]" office:value-type="float" office:value="7700" calcext:value-type="float">
            <text:p>7700</text:p>
          </table:table-cell>
          <table:table-cell table:formula="of:=[.$C$5]*[.A42]" office:value-type="float" office:value="3230" calcext:value-type="float">
            <text:p>3230</text:p>
          </table:table-cell>
          <table:table-cell table:formula="of:=[.B42]+[.C42]" office:value-type="currency" office:currency="EUR" office:value="10930" calcext:value-type="currency">
            <text:p>€ 10,930.00</text:p>
          </table:table-cell>
          <table:table-cell table:formula="of:=[.$B$5]*[.A42]" office:value-type="currency" office:currency="EUR" office:value="11400" calcext:value-type="currency">
            <text:p>€ 11,400.00</text:p>
          </table:table-cell>
          <table:table-cell table:number-columns-repeated="5"/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[.$A$5]" office:value-type="float" office:value="7700" calcext:value-type="float">
            <text:p>7700</text:p>
          </table:table-cell>
          <table:table-cell table:formula="of:=[.$C$5]*[.A43]" office:value-type="float" office:value="3400" calcext:value-type="float">
            <text:p>3400</text:p>
          </table:table-cell>
          <table:table-cell table:formula="of:=[.B43]+[.C43]" office:value-type="currency" office:currency="EUR" office:value="11100" calcext:value-type="currency">
            <text:p>€ 11,100.00</text:p>
          </table:table-cell>
          <table:table-cell table:formula="of:=[.$B$5]*[.A43]" office:value-type="currency" office:currency="EUR" office:value="12000" calcext:value-type="currency">
            <text:p>€ 12,000.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1" number:title="User-defined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 style:data-style-name="N2" text:time-value="14:54:05.828712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Linux_X86_64 LibreOffice_project/20$Build-1</meta:generator>
    <dc:date>2019-10-12T15:33:07.550524256</dc:date>
    <meta:editing-duration>PT8M5S</meta:editing-duration>
    <meta:editing-cycles>2</meta:editing-cycles>
    <meta:document-statistic meta:table-count="1" meta:cell-count="1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1" number:title="User-defined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06cm" svg:y="0.334cm" chart:style-name="ch2">
          <text:p>Prezzi e Break-even Point</text:p>
        </chart:title>
        <chart:legend chart:legend-position="top" svg:x="2.49cm" svg:y="1.28cm" style:legend-expansion="wide" chart:style-name="ch3"/>
        <chart:plot-area chart:style-name="ch4" table:cell-range-address="Sheet1.A22:Sheet1.E43" chart:data-source-has-labels="both" svg:x="1.331cm" svg:y="2.058cm" svg:width="14.349cm" svg:height="5.781cm">
          <chartooo:coordinate-region svg:x="2.323cm" svg:y="2.257cm" svg:width="12.892cm" svg:height="4.935cm"/>
          <chart:axis chart:dimension="x" chart:name="primary-x" chart:style-name="ch5" chartooo:axis-type="auto">
            <chartooo:date-scale/>
            <chart:title svg:x="7.257cm" svg:y="8.019cm" chart:style-name="ch6">
              <text:p>quantita' prodotti</text:p>
            </chart:title>
            <chart:categories table:cell-range-address="Sheet1.A23:Sheet1.A43"/>
            <chart:grid chart:style-name="ch7" chart:class="major"/>
          </chart:axis>
          <chart:axis chart:dimension="y" chart:name="primary-y" chart:style-name="ch5">
            <chart:title svg:x="0.451cm" svg:y="5.336cm" chart:style-name="ch8">
              <text:p>euro</text:p>
            </chart:title>
            <chart:grid chart:style-name="ch7" chart:class="major"/>
          </chart:axis>
          <chart:series chart:style-name="ch9" chart:values-cell-range-address="Sheet1.B23:Sheet1.B43" chart:label-cell-address="Sheet1.B22:Sheet1.B22" chart:class="chart:line">
            <chart:data-point chart:repeated="21"/>
          </chart:series>
          <chart:series chart:style-name="ch10" chart:values-cell-range-address="Sheet1.C23:Sheet1.C43" chart:label-cell-address="Sheet1.C22:Sheet1.C22" chart:class="chart:line">
            <chart:data-point chart:repeated="21"/>
          </chart:series>
          <chart:series chart:style-name="ch11" chart:values-cell-range-address="Sheet1.D23:Sheet1.D43" chart:label-cell-address="Sheet1.D22:Sheet1.D22" chart:class="chart:line">
            <chart:data-point chart:repeated="21"/>
          </chart:series>
          <chart:series chart:style-name="ch12" chart:values-cell-range-address="Sheet1.E23:Sheet1.E43" chart:label-cell-address="Sheet1.E22:Sheet1.E22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zzi fissi</text:p>
                <draw:g>
                  <svg:desc>Sheet1.B22:Sheet1.B22</svg:desc>
                </draw:g>
              </table:table-cell>
              <table:table-cell office:value-type="string">
                <text:p>Prezzi variabili</text:p>
                <draw:g>
                  <svg:desc>Sheet1.C22:Sheet1.C22</svg:desc>
                </draw:g>
              </table:table-cell>
              <table:table-cell office:value-type="string">
                <text:p>Totale</text:p>
                <draw:g>
                  <svg:desc>Sheet1.D22:Sheet1.D22</svg:desc>
                </draw:g>
              </table:table-cell>
              <table:table-cell office:value-type="string">
                <text:p>Guadagno</text:p>
                <draw:g>
                  <svg:desc>Sheet1.E22:Sheet1.E2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3:Sheet1.A43</svg:desc>
                </draw:g>
              </table:table-cell>
              <table:table-cell office:value-type="float" office:value="7700">
                <text:p>7700</text:p>
                <draw:g>
                  <svg:desc>Sheet1.B23:Sheet1.B43</svg:desc>
                </draw:g>
              </table:table-cell>
              <table:table-cell office:value-type="float" office:value="0">
                <text:p>0</text:p>
                <draw:g>
                  <svg:desc>Sheet1.C23:Sheet1.C43</svg:desc>
                </draw:g>
              </table:table-cell>
              <table:table-cell office:value-type="float" office:value="7700">
                <text:p>7700</text:p>
                <draw:g>
                  <svg:desc>Sheet1.D23:Sheet1.D43</svg:desc>
                </draw:g>
              </table:table-cell>
              <table:table-cell office:value-type="float" office:value="0">
                <text:p>0</text:p>
                <draw:g>
                  <svg:desc>Sheet1.E23:Sheet1.E4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700">
                <text:p>7700</text:p>
              </table:table-cell>
              <table:table-cell office:value-type="float" office:value="170">
                <text:p>170</text:p>
              </table:table-cell>
              <table:table-cell office:value-type="float" office:value="7870">
                <text:p>787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700">
                <text:p>7700</text:p>
              </table:table-cell>
              <table:table-cell office:value-type="float" office:value="340">
                <text:p>340</text:p>
              </table:table-cell>
              <table:table-cell office:value-type="float" office:value="8040">
                <text:p>804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700">
                <text:p>7700</text:p>
              </table:table-cell>
              <table:table-cell office:value-type="float" office:value="510">
                <text:p>510</text:p>
              </table:table-cell>
              <table:table-cell office:value-type="float" office:value="8210">
                <text:p>821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700">
                <text:p>7700</text:p>
              </table:table-cell>
              <table:table-cell office:value-type="float" office:value="680">
                <text:p>680</text:p>
              </table:table-cell>
              <table:table-cell office:value-type="float" office:value="8380">
                <text:p>838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700">
                <text:p>7700</text:p>
              </table:table-cell>
              <table:table-cell office:value-type="float" office:value="850">
                <text:p>850</text:p>
              </table:table-cell>
              <table:table-cell office:value-type="float" office:value="8550">
                <text:p>855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700">
                <text:p>7700</text:p>
              </table:table-cell>
              <table:table-cell office:value-type="float" office:value="1020">
                <text:p>1020</text:p>
              </table:table-cell>
              <table:table-cell office:value-type="float" office:value="8720">
                <text:p>872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700">
                <text:p>7700</text:p>
              </table:table-cell>
              <table:table-cell office:value-type="float" office:value="1190">
                <text:p>1190</text:p>
              </table:table-cell>
              <table:table-cell office:value-type="float" office:value="8890">
                <text:p>889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700">
                <text:p>7700</text:p>
              </table:table-cell>
              <table:table-cell office:value-type="float" office:value="1360">
                <text:p>1360</text:p>
              </table:table-cell>
              <table:table-cell office:value-type="float" office:value="9060">
                <text:p>906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700">
                <text:p>7700</text:p>
              </table:table-cell>
              <table:table-cell office:value-type="float" office:value="1530">
                <text:p>1530</text:p>
              </table:table-cell>
              <table:table-cell office:value-type="float" office:value="9230">
                <text:p>9230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700">
                <text:p>7700</text:p>
              </table:table-cell>
              <table:table-cell office:value-type="float" office:value="1700">
                <text:p>1700</text:p>
              </table:table-cell>
              <table:table-cell office:value-type="float" office:value="9400">
                <text:p>94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700">
                <text:p>7700</text:p>
              </table:table-cell>
              <table:table-cell office:value-type="float" office:value="1870">
                <text:p>1870</text:p>
              </table:table-cell>
              <table:table-cell office:value-type="float" office:value="9570">
                <text:p>9570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700">
                <text:p>7700</text:p>
              </table:table-cell>
              <table:table-cell office:value-type="float" office:value="2040">
                <text:p>2040</text:p>
              </table:table-cell>
              <table:table-cell office:value-type="float" office:value="9740">
                <text:p>974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700">
                <text:p>7700</text:p>
              </table:table-cell>
              <table:table-cell office:value-type="float" office:value="2210">
                <text:p>2210</text:p>
              </table:table-cell>
              <table:table-cell office:value-type="float" office:value="9910">
                <text:p>9910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700">
                <text:p>7700</text:p>
              </table:table-cell>
              <table:table-cell office:value-type="float" office:value="2380">
                <text:p>2380</text:p>
              </table:table-cell>
              <table:table-cell office:value-type="float" office:value="10080">
                <text:p>10080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700">
                <text:p>7700</text:p>
              </table:table-cell>
              <table:table-cell office:value-type="float" office:value="2550">
                <text:p>2550</text:p>
              </table:table-cell>
              <table:table-cell office:value-type="float" office:value="10250">
                <text:p>1025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700">
                <text:p>7700</text:p>
              </table:table-cell>
              <table:table-cell office:value-type="float" office:value="2720">
                <text:p>2720</text:p>
              </table:table-cell>
              <table:table-cell office:value-type="float" office:value="10420">
                <text:p>10420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700">
                <text:p>7700</text:p>
              </table:table-cell>
              <table:table-cell office:value-type="float" office:value="2890">
                <text:p>2890</text:p>
              </table:table-cell>
              <table:table-cell office:value-type="float" office:value="10590">
                <text:p>10590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700">
                <text:p>7700</text:p>
              </table:table-cell>
              <table:table-cell office:value-type="float" office:value="3060">
                <text:p>3060</text:p>
              </table:table-cell>
              <table:table-cell office:value-type="float" office:value="10760">
                <text:p>10760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700">
                <text:p>7700</text:p>
              </table:table-cell>
              <table:table-cell office:value-type="float" office:value="3230">
                <text:p>3230</text:p>
              </table:table-cell>
              <table:table-cell office:value-type="float" office:value="10930">
                <text:p>10930</text:p>
              </table:table-cell>
              <table:table-cell office:value-type="float" office:value="11400">
                <text:p>114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700">
                <text:p>7700</text:p>
              </table:table-cell>
              <table:table-cell office:value-type="float" office:value="3400">
                <text:p>3400</text:p>
              </table:table-cell>
              <table:table-cell office:value-type="float" office:value="11100">
                <text:p>11100</text:p>
              </table:table-cell>
              <table:table-cell office:value-type="float" office:value="12000">
                <text:p>1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